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d19" officeooo:paragraph-rsid="001e4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IAR <text:s/>CON <text:s/>(move) mv <text:s/>a programs <text:s text:c="2"/></text:p>
      <text:p text:style-name="P1">./ <text:s/>here</text:p>
      <text:p text:style-name="P1"/>
      <text:p text:style-name="P1">en <text:s/>git</text:p>
      <text:p text:style-name="P1"/>
      <text:p text:style-name="P1">git add *(todo) </text:p>
      <text:p text:style-name="P1">git add –all</text:p>
      <text:p text:style-name="P1">git commit <text:s/>-m <text:s text:c="2"/>“tonces que” ( confirmar)</text:p>
      <text:p text:style-name="P1">git pu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9:23:05.214379499</meta:creation-date>
    <dc:date>2019-08-19T19:28:35.277095851</dc:date>
    <meta:editing-duration>PT5M30S</meta:editing-duration>
    <meta:editing-cycles>1</meta:editing-cycles>
    <meta:document-statistic meta:table-count="0" meta:image-count="0" meta:object-count="0" meta:page-count="1" meta:paragraph-count="7" meta:word-count="25" meta:character-count="131" meta:non-whitespace-character-count="100"/>
    <meta:generator>LibreOffice/5.1.6.2$Linux_X86_64 LibreOffice_project/10m0$Build-2</meta:generator>
  </office:meta>
</office:document-meta>
</file>